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FieldBindingResul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FieldBindingResult.createDirectFieldAc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FieldBindingResult.DirectFieldBindingResult( @ Nullable Object target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FieldBindingResult.getPropertyAc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rectFieldBindingResult.DirectFieldBindingResult( @ Nullable Object target , String objectName , boolean autoGrowNested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